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eStringKeyTest.test_null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neStringKey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jectDTO.get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eStringKey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neStringKey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neStringKey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neStringKey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